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000000" style:text-underline-style="none" fo:font-weight="normal" fo:background-color="#111111" style:font-weight-asian="normal" style:font-weight-complex="normal"/>
    </style:style>
    <style:style style:name="P3" style:family="paragraph" style:parent-style-name="Standard">
      <style:text-properties fo:color="#000000" fo:background-color="#111111"/>
    </style:style>
    <style:style style:name="P4" style:family="paragraph" style:parent-style-name="Standard" style:list-style-name="L1">
      <style:text-properties fo:color="#000000" fo:background-color="#111111"/>
    </style:style>
    <style:style style:name="P5" style:family="paragraph" style:parent-style-name="Standard">
      <style:text-properties fo:color="#000000" fo:font-size="24pt" fo:background-color="#111111" style:font-size-asian="24pt" style:font-size-complex="24pt"/>
    </style:style>
    <style:style style:name="P6" style:family="paragraph" style:parent-style-name="Standard">
      <style:text-properties fo:font-size="36pt" style:font-size-asian="36pt" style:font-size-complex="36pt"/>
    </style:style>
    <style:style style:name="P7" style:family="paragraph" style:parent-style-name="Standard">
      <style:text-properties fo:font-size="24pt" fo:background-color="#ffff66" style:font-size-asian="24pt" style:font-size-complex="24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000000" fo:background-color="transparent"/>
    </style:style>
    <style:style style:name="P9" style:family="paragraph" style:parent-style-name="Standard" style:list-style-name="L1">
      <style:paragraph-properties fo:background-color="transparent">
        <style:background-image/>
      </style:paragraph-properties>
      <style:text-properties fo:color="#000000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background-color="#ffff00"/>
    </style:style>
    <style:style style:name="T4" style:family="text">
      <style:text-properties fo:color="#000000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background-color="#ff99ff"/>
    </style:style>
    <style:style style:name="T7" style:family="text">
      <style:text-properties fo:color="#000000" fo:background-color="#111111"/>
    </style:style>
    <style:style style:name="T8" style:family="text">
      <style:text-properties fo:background-color="#11111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bjects to Transfer:</text:p>
      <text:p text:style-name="P7"/>
      <text:p text:style-name="P7">Scenes</text:p>
      <text:p text:style-name="P7"/>
      <text:p text:style-name="Standard"><text:tab/><text:span text:style-name="T7">Pretty Weird with camera effects 5.6</text:span></text:p>
      <text:p text:style-name="P7"/>
      <text:p text:style-name="P7">Camera</text:p>
      <text:p text:style-name="Standard"/>
      <text:p text:style-name="Standard"><text:tab/><text:span text:style-name="T2">Dependencies:</text:span></text:p>
      <text:list xml:id="list3055641374969268089" text:style-name="L1">
        <text:list-item>
          <text:list>
            <text:list-item>
              <text:p text:style-name="P4">FollowTarget.cs</text:p>
            </text:list-item>
            <text:list-item>
              <text:p text:style-name="P4">Skybox – Sunny1Skybox</text:p>
            </text:list-item>
            <text:list-item>
              <text:p text:style-name="P9">Effects: </text:p>
              <text:list>
                <text:list-item>
                  <text:p text:style-name="P9">Bloom Optimized</text:p>
                  <text:list>
                    <text:list-item>
                      <text:p text:style-name="P9">Hidden/FastBloom (Shader)</text:p>
                    </text:list-item>
                  </text:list>
                </text:list-item>
                <text:list-item>
                  <text:p text:style-name="P9">Vignette and Chromatic Aberration</text:p>
                </text:list-item>
                <text:list-item>
                  <text:p text:style-name="P9">Depth of Field</text:p>
                </text:list-item>
              </text:list>
            </text:list-item>
          </text:list>
        </text:list-item>
      </text:list>
      <text:p text:style-name="P8"/>
      <text:p text:style-name="P5">Tower</text:p>
      <text:p text:style-name="P3"><text:tab/>*Including the “Scenery” Folder</text:p>
      <text:p text:style-name="P3"><text:tab/><text:span text:style-name="T2">Dependencies:</text:span></text:p>
      <text:list xml:id="list21663747" text:continue-numbering="true" text:style-name="L1">
        <text:list-item>
          <text:list>
            <text:list-item>
              <text:p text:style-name="P2">lambert8 - DONE</text:p>
            </text:list-item>
            <text:list-item>
              <text:p text:style-name="P4">ropeMaterial</text:p>
              <text:list>
                <text:list-item>
                  <text:p text:style-name="P4">BroadleafBark</text:p>
                </text:list-item>
                <text:list-item>
                  <text:p text:style-name="P4">BroadleafBark_Normal</text:p>
                </text:list-item>
              </text:list>
            </text:list-item>
            <text:list-item>
              <text:p text:style-name="P4">blinn2</text:p>
            </text:list-item>
            <text:list-item>
              <text:p text:style-name="P4">lambert5</text:p>
              <text:list>
                <text:list-item>
                  <text:p text:style-name="P4">Cap_01_Normal</text:p>
                </text:list-item>
              </text:list>
            </text:list-item>
          </text:list>
        </text:list-item>
      </text:list>
      <text:p text:style-name="P8"/>
      <text:p text:style-name="P5">Directional Light</text:p>
      <text:p text:style-name="P3"/>
      <text:p text:style-name="P3"><text:tab/><text:span text:style-name="T2">Dependencies:</text:span></text:p>
      <text:list xml:id="list21647560" text:continue-numbering="true" text:style-name="L1">
        <text:list-item>
          <text:list>
            <text:list-item>
              <text:p text:style-name="P4">FollowTarget.cs</text:p>
            </text:list-item>
            <text:list-item>
              <text:p text:style-name="P4">Skybox – Sunny1Skybox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ien Longo</meta:initial-creator>
    <meta:creation-date>2017-04-17T22:16:03.02</meta:creation-date>
    <dc:date>2017-04-18T01:47:11.44</dc:date>
    <dc:creator>Orien Longo</dc:creator>
    <meta:editing-duration>PT3H31M11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26" meta:word-count="66" meta:character-count="436"/>
  </office:meta>
</office:document-meta>
</file>